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23cm" fo:min-width="6.763cm"/>
    </style:style>
    <style:style style:name="gr5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6cm" fo:min-width="6.917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3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4" draw:text-style-name="P5" draw:layer="layout" svg:width="10.271cm" svg:height="6.183cm" draw:transform="rotate (-0.142767932813136) translate (2.506cm 7.3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0.489cm" svg:height="6.172cm" draw:transform="rotate (0.0966912405604862) translate (1.846cm 10.1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2.9301844999781E-017) rotate (0.272271363311115) translate (2.378cm 12.8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rotate (0.101927228316469) translate (8.528cm 8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rotate (-0.196175007924163) translate (9.415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skewX (-5.76310282573298E-017) rotate (-0.499338698995577) translate (9.841cm 8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271cm" svg:height="6.183cm" draw:transform="rotate (-0.380481776934764) translate (4.031cm 4.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422cm" svg:height="6.31cm" draw:transform="rotate (-0.718552053046064) translate (9.48cm 9.4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-5.86036899995619E-017) rotate (0.473507826066062) translate (7.475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445cm" svg:height="1.673cm" svg:x="13.346cm" svg:y="7.35cm">
          <draw:text-box>
            <text:p text:style-name="P3">Software development</text:p>
          </draw:text-box>
        </draw:frame>
        <draw:frame draw:style-name="gr3" draw:text-style-name="P6" draw:layer="layout" svg:width="4.826cm" svg:height="1.673cm" svg:x="13.565cm" svg:y="9.969cm">
          <draw:text-box>
            <text:p text:style-name="P3">Computational finance</text:p>
          </draw:text-box>
        </draw:frame>
        <draw:frame draw:style-name="gr10" draw:text-style-name="P4" draw:layer="layout" svg:width="4.495cm" svg:height="1.016cm" svg:x="13.988cm" svg:y="12.579cm">
          <draw:text-box>
            <text:p>Data science</text:p>
          </draw:text-box>
        </draw:frame>
        <draw:frame draw:style-name="gr3" draw:text-style-name="P4" draw:layer="layout" svg:width="4.953cm" svg:height="1.673cm" svg:x="12.684cm" svg:y="14.4cm">
          <draw:text-box>
            <text:p text:style-name="P3">Computational biology</text:p>
          </draw:text-box>
        </draw:frame>
        <draw:frame draw:style-name="gr3" draw:text-style-name="P4" draw:layer="layout" svg:width="5.715cm" svg:height="1.673cm" svg:x="10.398cm" svg:y="16.367cm">
          <draw:text-box>
            <text:p text:style-name="P3">Brain-inspired computation</text:p>
          </draw:text-box>
        </draw:frame>
        <draw:frame draw:style-name="gr3" draw:text-style-name="P6" draw:layer="layout" svg:width="4.699cm" svg:height="1.673cm" svg:x="6.188cm" svg:y="16.118cm">
          <draw:text-box>
            <text:p text:style-name="P3">Speech technology</text:p>
          </draw:text-box>
        </draw:frame>
        <draw:frame draw:style-name="gr3" draw:text-style-name="P4" draw:layer="layout" svg:width="5.08cm" svg:height="1.673cm" svg:x="3.548cm" svg:y="14.427cm">
          <draw:text-box>
            <text:p text:style-name="P3">Language technology</text:p>
          </draw:text-box>
        </draw:frame>
        <draw:frame draw:style-name="gr3" draw:text-style-name="P4" draw:layer="layout" svg:width="5.334cm" svg:height="1.673cm" svg:x="2.859cm" svg:y="12.184cm">
          <draw:text-box>
            <text:p text:style-name="P3">Computer vision</text:p>
            <text:p text:style-name="P3">Image analysis</text:p>
          </draw:text-box>
        </draw:frame>
        <draw:frame draw:style-name="gr11" draw:text-style-name="P4" draw:layer="layout" svg:width="4.445cm" svg:height="1.143cm" svg:x="3.275cm" svg:y="10.012cm">
          <draw:text-box>
            <text:p>Robotics</text:p>
          </draw:text-box>
        </draw:frame>
        <draw:frame draw:style-name="gr12" draw:text-style-name="P4" draw:layer="layout" svg:width="5.4cm" svg:height="0.962cm" svg:x="3.721cm" svg:y="7.831cm">
          <draw:text-box>
            <text:p>Automatic contr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4:52:01.683176340</dc:date>
    <meta:editing-duration>PT1H31M45S</meta:editing-duration>
    <meta:editing-cycles>9</meta:editing-cycles>
    <meta:generator>LibreOffice/5.1.6.2$Linux_X86_64 LibreOffice_project/10m0$Build-2</meta:generator>
    <meta:document-statistic meta:object-count="24"/>
  </office:meta>
</office:document-meta>
</file>